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07mm"/>
    </style:style>
    <style:style style:name="co5" style:family="table-column">
      <style:table-column-properties fo:break-before="auto" style:column-width="92.59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00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ed rod</text:p>
          </table:table-cell>
          <table:table-cell office:value-type="string" calcext:value-type="string">
            <text:p>h=1m Ø=1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readed rod</text:p>
          </table:table-cell>
          <table:table-cell office:value-type="string" calcext:value-type="string">
            <text:p>h=1m Ø=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readed rod</text:p>
          </table:table-cell>
          <table:table-cell office:value-type="string" calcext:value-type="string">
            <text:p>h=14cm Ø=6m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h=64cm Ø=1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ear bearing</text:p>
          </table:table-cell>
          <table:table-cell office:value-type="string" calcext:value-type="string">
            <text:p>Ø=10 h=29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so available as printed part</text:p>
          </table:table-cell>
          <table:table-cell office:value-type="string" calcext:value-type="string">
            <text:p><text:a xlink:href="http://www.igus.de/wpck/2292/drylin_r_rjum_01?ArtNr=RJUM-01-10&amp;WT.mc_id=gadplDE022&amp;gclid=CjwKEAjwh8exBRDyyqqH9pvf1ncSJAAu4OE32FW43klNuFdATeN1NYFgqzHsoRrPuC-XiNNrBNHVVhoC3ozw_wcB" xlink:type="simple">http://www.igus.de/wpck/2292/drylin_r_rjum_01?ArtNr=RJUM-01-10&amp;WT.mc_id=gadplDE022&amp;gclid=CjwKEAjwh8exBRDyyqqH9pvf1ncSJAAu4OE32FW43klNuFdATeN1NYFgqzHsoRrPuC-XiNNrBNHVVhoC3ozw_wcB</text:a>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Øi=8 Øo=22mm 608 Z (skateboard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://www.ebay.de/itm/DE-Ship-Nema-17-Schrittmotore-Stepper-Motor-Bipolar-59Ncm-CNC-3D-Printer-Reprap-/331440962687?hash=item4d2b6bbc7f:m:mh56lPwXPhEwkO5JDcUCMTQ" xlink:type="simple">http://www.ebay.de/itm/DE-Ship-Nema-17-Schrittmotore-Stepper-Motor-Bipolar-59Ncm-CNC-3D-Printer-Reprap-/331440962687?hash=item4d2b6bbc7f:m:mh56lPwXPhEwkO5JDcUCMTQ</text:a></text:p>
          </table:table-cell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://www.ebay.de/itm/Nema-14-Step-Motor-12V-0-4A-14Ncm-20oz-in-35x35x26mm-1-8deg-Bipolar-4-wire-/262038473998?hash=item3d02b5cd0e:g:XUYAAOSwu4BV7AbF" xlink:type="simple">http://www.ebay.de/itm/Nema-14-Step-Motor-12V-0-4A-14Ncm-20oz-in-35x35x26mm-1-8deg-Bipolar-4-wire-/262038473998?hash=item3d02b5cd0e:g:XUYAAOSwu4BV7AbF</text:a></text:p>
          </table:table-cell>
        </table:table-row>
        <table:table-row table:style-name="ro2">
          <table:table-cell office:value-type="string" calcext:value-type="string">
            <text:p>Belt 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~2m</text:p>
          </table:table-cell>
          <table:table-cell table:number-columns-repeated="2"/>
          <table:table-cell office:value-type="string" calcext:value-type="string">
            <text:p><text:a xlink:href="http://www.ebay.de/itm/Reprap-CNC-T5-PU-Zahnriemen-mit-Stahlzugstrang-T5-open-belt-/291357279515?hash=item43d63f451b:g:tnAAAOSwmrlUuzFQ" xlink:type="simple">http://www.ebay.de/itm/Reprap-CNC-T5-PU-Zahnriemen-mit-Stahlzugstrang-T5-open-belt-/291357279515?hash=item43d63f451b:g:tnAAAOSwmrlUuzFQ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duino na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per motor driver</text:p>
          </table:table-cell>
          <table:table-cell office:value-type="string" calcext:value-type="string">
            <text:p>pololu a4988 or silent step stick (better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://www.watterott.com/de/SilentStepStick" xlink:type="simple">http://www.watterott.com/de/SilentStepStick</text:a></text:p>
          </table:table-cell>
        </table:table-row>
        <table:table-row table:style-name="ro2">
          <table:table-cell office:value-type="string" calcext:value-type="string">
            <text:p>DC-Converter</text:p>
          </table:table-cell>
          <table:table-cell office:value-type="string" calcext:value-type="string">
            <text:p>step down , 20V → 5-6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://www.ebay.de/itm/DC-DC-Schaltregler-Abwartswandler-LM2596HVS-4-5-53V-2A-step-down-converter-/321837441646?hash=item4aef01a26e:g:tgQAAOSwgQ9V1Fvm" xlink:type="simple">http://www.ebay.de/itm/DC-DC-Schaltregler-Abwartswandler-LM2596HVS-4-5-53V-2A-step-down-converter-/321837441646?hash=item4aef01a26e:g:tgQAAOSwgQ9V1Fvm</text:a></text:p>
          </table:table-cell>
        </table:table-row>
        <table:table-row table:style-name="ro2">
          <table:table-cell office:value-type="string" calcext:value-type="string">
            <text:p>Power Jack</text:p>
          </table:table-cell>
          <table:table-cell office:value-type="string" calcext:value-type="string">
            <text:p>5,5 mm / 2,1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onrad.de/de/niedervolt-steckverbinder-buchse-einbau-horizontal-63-mm-21-mm-cliff-dc-10a-1-st-735742.html" xlink:type="simple">https://www.conrad.de/de/niedervolt-steckverbinder-buchse-einbau-horizontal-63-mm-21-mm-cliff-dc-10a-1-st-735742.html</text:a></text:p>
          </table:table-cell>
        </table:table-row>
        <table:table-row table:style-name="ro2">
          <table:table-cell office:value-type="string" calcext:value-type="string">
            <text:p>Circuit Board</text:p>
          </table:table-cell>
          <table:table-cell office:value-type="string" calcext:value-type="string">
            <text:p>100mm*5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onrad.de/de/basismaterial-fotobeschichtung-ohne-einseitig-35-m-l-x-b-100-mm-x-50-mm-106050-0100-proma-1-st-528200.html" xlink:type="simple">https://www.conrad.de/de/basismaterial-fotobeschichtung-ohne-einseitig-35-m-l-x-b-100-mm-x-50-mm-106050-0100-proma-1-st-528200.html</text:a></text:p>
          </table:table-cell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://www.conrad.de/ce/de/product/275462/Bluebird-Standard-Servo-BMS-620-MG-Doppelt-kugelgelagert-Getriebe-Metall-JR" xlink:type="simple">http://www.conrad.de/ce/de/product/275462/Bluebird-Standard-Servo-BMS-620-MG-Doppelt-kugelgelagert-Getriebe-Metall-JR</text:a>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f32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www.conrad.de/de/diode-1n4001-50v1a-diotec-1n4001-gehaeuseart-do-41-i-f-1-a-sperrspannung-u-r-50-v-162213.html" xlink:type="simple">https://www.conrad.de/de/diode-1n4001-50v1a-diotec-1n4001-gehaeuseart-do-41-i-f-1-a-sperrspannung-u-r-50-v-162213.html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Kick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Coatet, Ø0,2mm</text:p>
          </table:table-cell>
          <table:table-cell office:value-type="string" calcext:value-type="string">
            <text:p>~2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Neodym, Ø=5mm, h=min.20mm</text:p>
          </table:table-cell>
          <table:table-cell table:number-columns-repeated="3"/>
          <table:table-cell office:value-type="string" calcext:value-type="string">
            <text:p><text:a xlink:href="https://www.conrad.de/de/piezokeramische-schallwandler-ft-serie-30-vac-4-05-khz-inhalt-1-st-710281.html?sc.ref=Product%20Details" xlink:type="simple">https://www.conrad.de/de/piezokeramische-schallwandler-ft-serie-30-vac-4-05-khz-inhalt-1-st-710281.html?sc.ref=Product%20Details</text:a>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://www.supermagnete.de/stabmagnete-neodym-rund/stabmagnet-durchmesser-5mm-hoehe-25mm-neodym-n45-vernickelt_S-05-25-N" xlink:type="simple">http://www.supermagnete.de/stabmagnete-neodym-rund/stabmagnet-durchmesser-5mm-hoehe-25mm-neodym-n45-vernickelt_S-05-25-N</text:a></text:p>
          </table:table-cell>
        </table:table-row>
        <table:table-row table:style-name="ro1">
          <table:table-cell table:style-name="ce1" office:value-type="string" calcext:value-type="string">
            <text:p>Pre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amp</text:p>
          </table:table-cell>
          <table:table-cell table:style-name="ce2" office:value-type="string" calcext:value-type="string">
            <text:p>tl0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mp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zo</text:p>
          </table:table-cell>
          <table:table-cell table:style-name="ce3" office:value-type="string" calcext:value-type="string">
            <text:p>Ø27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string" calcext:value-type="string">
            <text:p>~20V, ~45W</text:p>
          </table:table-cell>
          <table:table-cell table:number-columns-repeated="3"/>
          <table:table-cell office:value-type="string" calcext:value-type="string">
            <text:p><text:a xlink:href="https://www.conrad.de/de/notebook-netzteil-basetech-btna-90-90-w-15-vdc-16-vdc-195-vdc-462-a-1181511.html" xlink:type="simple">https://www.conrad.de/de/notebook-netzteil-basetech-btna-90-90-w-15-vdc-16-vdc-195-vdc-462-a-1181511.html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ing</text:p>
          </table:table-cell>
          <table:table-cell office:value-type="string" calcext:value-type="string">
            <text:p>Ø~0.1” (Low E-Bass-String)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.00.0000</text:date>, <text:time style:data-style-name="N2" text:time-value="13:03:20.198814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4:36:02.912293289</meta:creation-date>
    <dc:date>2016-01-23T13:10:15.169008243</dc:date>
    <meta:editing-duration>PT1H52M24S</meta:editing-duration>
    <meta:editing-cycles>9</meta:editing-cycles>
    <meta:generator>LibreOffice/4.4.7.2$Linux_X86_64 LibreOffice_project/40m0$Build-2</meta:generator>
    <meta:document-statistic meta:table-count="1" meta:cell-count="91" meta:object-count="0"/>
  </office:meta>
</office:document-meta>
</file>